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 table:number-columns-spanned="2" table:number-rows-spanned="1">
            <text:p>Plugins actualizados</text:p>
          </table:table-cell>
          <table:covered-table-cell/>
          <table:table-cell office:value-type="string" calcext:value-type="string" table:number-columns-spanned="2" table:number-rows-spanned="1">
            <text:p>Plugins Originales</text:p>
          </table:table-cell>
          <table:covered-table-cell/>
          <table:table-cell office:value-type="string" calcext:value-type="string" table:number-columns-spanned="2" table:number-rows-spanned="1">
            <text:p>Plugins Entorno</text:p>
          </table:table-cell>
          <table:covered-table-cell/>
          <table:table-cell office:value-type="string" calcext:value-type="string">
            <text:p>DIFF A-C</text:p>
          </table:table-cell>
          <table:table-cell office:value-type="string" calcext:value-type="string">
            <text:p>DIFF A-E</text:p>
          </table:table-cell>
        </table:table-row>
        <table:table-row table:style-name="ro1">
          <table:table-cell office:value-type="string" calcext:value-type="string">
            <text:p>ace-editor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e-editor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ce-editor</text:p>
          </table:table-cell>
          <table:table-cell office:value-type="string" calcext:value-type="string">
            <text:p>1.1</text:p>
          </table:table-cell>
          <table:table-cell table:formula="of:=IF([.A2]=[.C2];(IF([.B2]=[.D2];&quot;&quot;;&quot;ACT.VER&quot;));&quot;NO&quot;)">
            <text:p/>
          </table:table-cell>
          <table:table-cell table:formula="of:=IF([.A2]=[.E2];(IF([.B2]=[.F2];&quot;&quot;;&quot;ACT.VER&quot;));&quot;NO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active-directory</text:p>
          </table:table-cell>
          <table:table-cell office:value-type="string" calcext:value-type="string">
            <text:p>2.6</text:p>
          </table:table-cell>
          <table:table-cell table:formula="of:=IF([.A3]=[.C3];(IF([.B3]=[.D3];&quot;&quot;;&quot;ACT.VER&quot;));&quot;NO&quot;)">
            <text:p/>
          </table:table-cell>
          <table:table-cell table:formula="of:=IF([.A3]=[.E3];(IF([.B3]=[.F3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alysis-core</text:p>
          </table:table-cell>
          <table:table-cell office:value-type="string" calcext:value-type="string">
            <text:p>1.87</text:p>
          </table:table-cell>
          <table:table-cell table:formula="of:=IF([.A4]=[.C4];(IF([.B4]=[.D4];&quot;&quot;;&quot;ACT.VER&quot;));&quot;NO&quot;)">
            <text:p/>
          </table:table-cell>
          <table:table-cell table:formula="of:=IF([.A4]=[.E4];(IF([.B4]=[.F4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nsicolor</text:p>
          </table:table-cell>
          <table:table-cell office:value-type="string" calcext:value-type="string">
            <text:p>0.6.2</text:p>
          </table:table-cell>
          <table:table-cell office:value-type="string" calcext:value-type="string">
            <text:p>ansicolor</text:p>
          </table:table-cell>
          <table:table-cell office:value-type="string" calcext:value-type="string">
            <text:p>0.5.2</text:p>
          </table:table-cell>
          <table:table-cell table:number-columns-repeated="2"/>
          <table:table-cell table:formula="of:=IF([.A5]=[.C5];(IF([.B5]=[.D5];&quot;&quot;;&quot;ACT.VER&quot;));&quot;NO&quot;)" office:value-type="string" office:string-value="ACT.VER" calcext:value-type="string">
            <text:p>ACT.VER</text:p>
          </table:table-cell>
          <table:table-cell table:formula="of:=IF([.A5]=[.E5];(IF([.B5]=[.F5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1.6</text:p>
          </table:table-cell>
          <table:table-cell table:formula="of:=IF([.A6]=[.C6];(IF([.B6]=[.D6];&quot;&quot;;&quot;ACT.VER&quot;));&quot;NO&quot;)" office:value-type="string" office:string-value="ACT.VER" calcext:value-type="string">
            <text:p>ACT.VER</text:p>
          </table:table-cell>
          <table:table-cell table:formula="of:=IF([.A6]=[.E6];(IF([.B6]=[.F6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antisamy-markup-formatt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antisamy-markup-formatt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antisamy-markup-formatter</text:p>
          </table:table-cell>
          <table:table-cell office:value-type="string" calcext:value-type="string">
            <text:p>1.5</text:p>
          </table:table-cell>
          <table:table-cell table:formula="of:=IF([.A7]=[.C7];(IF([.B7]=[.D7];&quot;&quot;;&quot;ACT.VER&quot;));&quot;NO&quot;)">
            <text:p/>
          </table:table-cell>
          <table:table-cell table:formula="of:=IF([.A7]=[.E7];(IF([.B7]=[.F7];&quot;&quot;;&quot;ACT.VER&quot;));&quot;NO&quot;)">
            <text:p/>
          </table:table-cell>
        </table:table-row>
        <table:table-row table:style-name="ro1">
          <table:table-cell office:value-type="string" calcext:value-type="string">
            <text:p>apache-httpcomponents-client-4-api</text:p>
          </table:table-cell>
          <table:table-cell office:value-type="string" calcext:value-type="string">
            <text:p>4.5.5-3.0</text:p>
          </table:table-cell>
          <table:table-cell office:value-type="string" calcext:value-type="string">
            <text:p>apache-httpcomponents-client-4-api</text:p>
          </table:table-cell>
          <table:table-cell office:value-type="string" calcext:value-type="string">
            <text:p>4.5.3-2.0</text:p>
          </table:table-cell>
          <table:table-cell office:value-type="string" calcext:value-type="string">
            <text:p>apache-httpcomponents-client-4-api</text:p>
          </table:table-cell>
          <table:table-cell office:value-type="string" calcext:value-type="string">
            <text:p>4.5.5-2.1</text:p>
          </table:table-cell>
          <table:table-cell table:formula="of:=IF([.A8]=[.C8];(IF([.B8]=[.D8];&quot;&quot;;&quot;ACT.VER&quot;));&quot;NO&quot;)" office:value-type="string" office:string-value="ACT.VER" calcext:value-type="string">
            <text:p>ACT.VER</text:p>
          </table:table-cell>
          <table:table-cell table:formula="of:=IF([.A8]=[.E8];(IF([.B8]=[.F8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tifactdeployer</text:p>
          </table:table-cell>
          <table:table-cell office:value-type="string" calcext:value-type="string">
            <text:p>0.33</text:p>
          </table:table-cell>
          <table:table-cell table:formula="of:=IF([.A9]=[.C9];(IF([.B9]=[.D9];&quot;&quot;;&quot;ACT.VER&quot;));&quot;NO&quot;)">
            <text:p/>
          </table:table-cell>
          <table:table-cell table:formula="of:=IF([.A9]=[.E9];(IF([.B9]=[.F9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tifactory</text:p>
          </table:table-cell>
          <table:table-cell office:value-type="string" calcext:value-type="string">
            <text:p>2.16.1</text:p>
          </table:table-cell>
          <table:table-cell table:formula="of:=IF([.A10]=[.C10];(IF([.B10]=[.D10];&quot;&quot;;&quot;ACT.VER&quot;));&quot;NO&quot;)">
            <text:p/>
          </table:table-cell>
          <table:table-cell table:formula="of:=IF([.A10]=[.E10];(IF([.B10]=[.F10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uthentication-tokens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uthentication-tokens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authentication-tokens</text:p>
          </table:table-cell>
          <table:table-cell office:value-type="string" calcext:value-type="string">
            <text:p>1.3</text:p>
          </table:table-cell>
          <table:table-cell table:formula="of:=IF([.A11]=[.C11];(IF([.B11]=[.D11];&quot;&quot;;&quot;ACT.VER&quot;));&quot;NO&quot;)">
            <text:p/>
          </table:table-cell>
          <table:table-cell table:formula="of:=IF([.A11]=[.E11];(IF([.B11]=[.F11];&quot;&quot;;&quot;ACT.VER&quot;));&quot;NO&quot;)">
            <text:p/>
          </table:table-cell>
        </table:table-row>
        <table:table-row table:style-name="ro1">
          <table:table-cell office:value-type="string" calcext:value-type="string">
            <text:p>bouncycastle-api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bouncycastle-api</text:p>
          </table:table-cell>
          <table:table-cell office:value-type="string" calcext:value-type="string">
            <text:p>2.16.2</text:p>
          </table:table-cell>
          <table:table-cell office:value-type="string" calcext:value-type="string">
            <text:p>bouncycastle-api</text:p>
          </table:table-cell>
          <table:table-cell office:value-type="string" calcext:value-type="string">
            <text:p>2.16.1</text:p>
          </table:table-cell>
          <table:table-cell table:formula="of:=IF([.A12]=[.C12];(IF([.B12]=[.D12];&quot;&quot;;&quot;ACT.VER&quot;));&quot;NO&quot;)" office:value-type="string" office:string-value="ACT.VER" calcext:value-type="string">
            <text:p>ACT.VER</text:p>
          </table:table-cell>
          <table:table-cell table:formula="of:=IF([.A12]=[.E12];(IF([.B12]=[.F12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branch-api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branch-api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branch-api</text:p>
          </table:table-cell>
          <table:table-cell office:value-type="string" calcext:value-type="string">
            <text:p>2.0.11</text:p>
          </table:table-cell>
          <table:table-cell table:formula="of:=IF([.A13]=[.C13];(IF([.B13]=[.D13];&quot;&quot;;&quot;ACT.VER&quot;));&quot;NO&quot;)" office:value-type="string" office:string-value="ACT.VER" calcext:value-type="string">
            <text:p>ACT.VER</text:p>
          </table:table-cell>
          <table:table-cell table:formula="of:=IF([.A13]=[.E13];(IF([.B13]=[.F13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ild-environment</text:p>
          </table:table-cell>
          <table:table-cell office:value-type="string" calcext:value-type="string">
            <text:p>1.6</text:p>
          </table:table-cell>
          <table:table-cell table:formula="of:=IF([.A14]=[.C14];(IF([.B14]=[.D14];&quot;&quot;;&quot;ACT.VER&quot;));&quot;NO&quot;)">
            <text:p/>
          </table:table-cell>
          <table:table-cell table:formula="of:=IF([.A14]=[.E14];(IF([.B14]=[.F14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build-pipeline-plugin</text:p>
          </table:table-cell>
          <table:table-cell office:value-type="string" calcext:value-type="string">
            <text:p>1.5.8</text:p>
          </table:table-cell>
          <table:table-cell office:value-type="string" calcext:value-type="string">
            <text:p>build-pipeline-plugin</text:p>
          </table:table-cell>
          <table:table-cell office:value-type="string" calcext:value-type="string">
            <text:p>1.5.7.1</text:p>
          </table:table-cell>
          <table:table-cell table:number-columns-repeated="2"/>
          <table:table-cell table:formula="of:=IF([.A15]=[.C15];(IF([.B15]=[.D15];&quot;&quot;;&quot;ACT.VER&quot;));&quot;NO&quot;)" office:value-type="string" office:string-value="ACT.VER" calcext:value-type="string">
            <text:p>ACT.VER</text:p>
          </table:table-cell>
          <table:table-cell table:formula="of:=IF([.A15]=[.E15];(IF([.B15]=[.F15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build-timeout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build-timeout</text:p>
          </table:table-cell>
          <table:table-cell office:value-type="string" calcext:value-type="string">
            <text:p>1.19</text:p>
          </table:table-cell>
          <table:table-cell table:number-columns-repeated="2"/>
          <table:table-cell table:formula="of:=IF([.A16]=[.C16];(IF([.B16]=[.D16];&quot;&quot;;&quot;ACT.VER&quot;));&quot;NO&quot;)">
            <text:p/>
          </table:table-cell>
          <table:table-cell table:formula="of:=IF([.A16]=[.E16];(IF([.B16]=[.F16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bulk-build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bulk-builder</text:p>
          </table:table-cell>
          <table:table-cell office:value-type="string" calcext:value-type="string">
            <text:p>1.5</text:p>
          </table:table-cell>
          <table:table-cell table:number-columns-repeated="2"/>
          <table:table-cell table:formula="of:=IF([.A17]=[.C17];(IF([.B17]=[.D17];&quot;&quot;;&quot;ACT.VER&quot;));&quot;NO&quot;)">
            <text:p/>
          </table:table-cell>
          <table:table-cell table:formula="of:=IF([.A17]=[.E17];(IF([.B17]=[.F17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hucknorri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chucknorris</text:p>
          </table:table-cell>
          <table:table-cell office:value-type="string" calcext:value-type="string">
            <text:p>1.1</text:p>
          </table:table-cell>
          <table:table-cell table:number-columns-repeated="2"/>
          <table:table-cell table:formula="of:=IF([.A18]=[.C18];(IF([.B18]=[.D18];&quot;&quot;;&quot;ACT.VER&quot;));&quot;NO&quot;)" office:value-type="string" office:string-value="ACT.VER" calcext:value-type="string">
            <text:p>ACT.VER</text:p>
          </table:table-cell>
          <table:table-cell table:formula="of:=IF([.A18]=[.E18];(IF([.B18]=[.F18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lone-workspace-sc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lone-workspace-scm</text:p>
          </table:table-cell>
          <table:table-cell office:value-type="string" calcext:value-type="string">
            <text:p>0.6</text:p>
          </table:table-cell>
          <table:table-cell table:number-columns-repeated="2"/>
          <table:table-cell table:formula="of:=IF([.A19]=[.C19];(IF([.B19]=[.D19];&quot;&quot;;&quot;ACT.VER&quot;));&quot;NO&quot;)">
            <text:p/>
          </table:table-cell>
          <table:table-cell table:formula="of:=IF([.A19]=[.E19];(IF([.B19]=[.F19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loudbees-folder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cloudbees-folder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cloudbees-folder</text:p>
          </table:table-cell>
          <table:table-cell office:value-type="string" calcext:value-type="string">
            <text:p>6.1.2</text:p>
          </table:table-cell>
          <table:table-cell table:formula="of:=IF([.A20]=[.C20];(IF([.B20]=[.D20];&quot;&quot;;&quot;ACT.VER&quot;));&quot;NO&quot;)" office:value-type="string" office:string-value="ACT.VER" calcext:value-type="string">
            <text:p>ACT.VER</text:p>
          </table:table-cell>
          <table:table-cell table:formula="of:=IF([.A20]=[.E20];(IF([.B20]=[.F20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command-launcher</text:p>
          </table:table-cell>
          <table:table-cell office:value-type="string" calcext:value-type="string">
            <text:p>1.3</text:p>
          </table:table-cell>
          <table:table-cell table:number-columns-repeated="4"/>
          <table:table-cell table:formula="of:=IF([.A21]=[.C21];(IF([.B21]=[.D21];&quot;&quot;;&quot;ACT.VER&quot;));&quot;NO&quot;)" office:value-type="string" office:string-value="NO" calcext:value-type="string">
            <text:p>NO</text:p>
          </table:table-cell>
          <table:table-cell table:formula="of:=IF([.A21]=[.E21];(IF([.B21]=[.F21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ress-buildlog</text:p>
          </table:table-cell>
          <table:table-cell office:value-type="string" calcext:value-type="string">
            <text:p>1.2</text:p>
          </table:table-cell>
          <table:table-cell table:formula="of:=IF([.A22]=[.C22];(IF([.B22]=[.D22];&quot;&quot;;&quot;ACT.VER&quot;));&quot;NO&quot;)">
            <text:p/>
          </table:table-cell>
          <table:table-cell table:formula="of:=IF([.A22]=[.E22];(IF([.B22]=[.F22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onditional-buildstep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conditional-buildstep</text:p>
          </table:table-cell>
          <table:table-cell office:value-type="string" calcext:value-type="string">
            <text:p>1.3.6</text:p>
          </table:table-cell>
          <table:table-cell table:number-columns-repeated="2"/>
          <table:table-cell table:formula="of:=IF([.A23]=[.C23];(IF([.B23]=[.D23];&quot;&quot;;&quot;ACT.VER&quot;));&quot;NO&quot;)">
            <text:p/>
          </table:table-cell>
          <table:table-cell table:formula="of:=IF([.A23]=[.E23];(IF([.B23]=[.F23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onfig-file-provider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config-file-provider</text:p>
          </table:table-cell>
          <table:table-cell office:value-type="string" calcext:value-type="string">
            <text:p>2.16.4</text:p>
          </table:table-cell>
          <table:table-cell office:value-type="string" calcext:value-type="string">
            <text:p>config-file-provider</text:p>
          </table:table-cell>
          <table:table-cell office:value-type="string" calcext:value-type="string">
            <text:p>2.16.3</text:p>
          </table:table-cell>
          <table:table-cell table:formula="of:=IF([.A24]=[.C24];(IF([.B24]=[.D24];&quot;&quot;;&quot;ACT.VER&quot;));&quot;NO&quot;)" office:value-type="string" office:string-value="ACT.VER" calcext:value-type="string">
            <text:p>ACT.VER</text:p>
          </table:table-cell>
          <table:table-cell table:formula="of:=IF([.A24]=[.E24];(IF([.B24]=[.F24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credentials</text:p>
          </table:table-cell>
          <table:table-cell office:value-type="string" calcext:value-type="string">
            <text:p>2.1.16</text:p>
          </table:table-cell>
          <table:table-cell office:value-type="string" calcext:value-type="string">
            <text:p>credentials</text:p>
          </table:table-cell>
          <table:table-cell office:value-type="string" calcext:value-type="string">
            <text:p>2.1.16</text:p>
          </table:table-cell>
          <table:table-cell table:formula="of:=IF([.A25]=[.C25];(IF([.B25]=[.D25];&quot;&quot;;&quot;ACT.VER&quot;));&quot;NO&quot;)" office:value-type="string" office:string-value="ACT.VER" calcext:value-type="string">
            <text:p>ACT.VER</text:p>
          </table:table-cell>
          <table:table-cell table:formula="of:=IF([.A25]=[.E25];(IF([.B25]=[.F25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credentials-binding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credentials-binding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credentials-binding</text:p>
          </table:table-cell>
          <table:table-cell office:value-type="string" calcext:value-type="string">
            <text:p>1.13</text:p>
          </table:table-cell>
          <table:table-cell table:formula="of:=IF([.A26]=[.C26];(IF([.B26]=[.D26];&quot;&quot;;&quot;ACT.VER&quot;));&quot;NO&quot;)" office:value-type="string" office:string-value="ACT.VER" calcext:value-type="string">
            <text:p>ACT.VER</text:p>
          </table:table-cell>
          <table:table-cell table:formula="of:=IF([.A26]=[.E26];(IF([.B26]=[.F26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vs</text:p>
          </table:table-cell>
          <table:table-cell office:value-type="string" calcext:value-type="string">
            <text:p>2.13</text:p>
          </table:table-cell>
          <table:table-cell table:formula="of:=IF([.A27]=[.C27];(IF([.B27]=[.D27];&quot;&quot;;&quot;ACT.VER&quot;));&quot;NO&quot;)">
            <text:p/>
          </table:table-cell>
          <table:table-cell table:formula="of:=IF([.A27]=[.E27];(IF([.B27]=[.F27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display-url-api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display-url-api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display-url-api</text:p>
          </table:table-cell>
          <table:table-cell office:value-type="string" calcext:value-type="string">
            <text:p>2.0</text:p>
          </table:table-cell>
          <table:table-cell table:formula="of:=IF([.A28]=[.C28];(IF([.B28]=[.D28];&quot;&quot;;&quot;ACT.VER&quot;));&quot;NO&quot;)" office:value-type="string" office:string-value="ACT.VER" calcext:value-type="string">
            <text:p>ACT.VER</text:p>
          </table:table-cell>
          <table:table-cell table:formula="of:=IF([.A28]=[.E28];(IF([.B28]=[.F28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docker-commons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docker-commons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docker-commons</text:p>
          </table:table-cell>
          <table:table-cell office:value-type="string" calcext:value-type="string">
            <text:p>1.8</text:p>
          </table:table-cell>
          <table:table-cell table:formula="of:=IF([.A29]=[.C29];(IF([.B29]=[.D29];&quot;&quot;;&quot;ACT.VER&quot;));&quot;NO&quot;)" office:value-type="string" office:string-value="ACT.VER" calcext:value-type="string">
            <text:p>ACT.VER</text:p>
          </table:table-cell>
          <table:table-cell table:formula="of:=IF([.A29]=[.E29];(IF([.B29]=[.F29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docker-workflow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docker-workflow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docker-workflow</text:p>
          </table:table-cell>
          <table:table-cell office:value-type="string" calcext:value-type="string">
            <text:p>1.12</text:p>
          </table:table-cell>
          <table:table-cell table:formula="of:=IF([.A30]=[.C30];(IF([.B30]=[.D30];&quot;&quot;;&quot;ACT.VER&quot;));&quot;NO&quot;)" office:value-type="string" office:string-value="ACT.VER" calcext:value-type="string">
            <text:p>ACT.VER</text:p>
          </table:table-cell>
          <table:table-cell table:formula="of:=IF([.A30]=[.E30];(IF([.B30]=[.F30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dtkit-api</text:p>
          </table:table-cell>
          <table:table-cell office:value-type="string" calcext:value-type="string">
            <text:p>2.1.1</text:p>
          </table:table-cell>
          <table:table-cell table:number-columns-repeated="4"/>
          <table:table-cell table:formula="of:=IF([.A31]=[.C31];(IF([.B31]=[.D31];&quot;&quot;;&quot;ACT.VER&quot;));&quot;NO&quot;)" office:value-type="string" office:string-value="NO" calcext:value-type="string">
            <text:p>NO</text:p>
          </table:table-cell>
          <table:table-cell table:formula="of:=IF([.A31]=[.E31];(IF([.B31]=[.F31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durable-task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durable-task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durable-task</text:p>
          </table:table-cell>
          <table:table-cell office:value-type="string" calcext:value-type="string">
            <text:p>1.14</text:p>
          </table:table-cell>
          <table:table-cell table:formula="of:=IF([.A32]=[.C32];(IF([.B32]=[.D32];&quot;&quot;;&quot;ACT.VER&quot;));&quot;NO&quot;)" office:value-type="string" office:string-value="ACT.VER" calcext:value-type="string">
            <text:p>ACT.VER</text:p>
          </table:table-cell>
          <table:table-cell table:formula="of:=IF([.A32]=[.E32];(IF([.B32]=[.F32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email-ext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email-ext</text:p>
          </table:table-cell>
          <table:table-cell office:value-type="string" calcext:value-type="string">
            <text:p>2.61</text:p>
          </table:table-cell>
          <table:table-cell table:number-columns-repeated="2"/>
          <table:table-cell table:formula="of:=IF([.A33]=[.C33];(IF([.B33]=[.D33];&quot;&quot;;&quot;ACT.VER&quot;));&quot;NO&quot;)" office:value-type="string" office:string-value="ACT.VER" calcext:value-type="string">
            <text:p>ACT.VER</text:p>
          </table:table-cell>
          <table:table-cell table:formula="of:=IF([.A33]=[.E33];(IF([.B33]=[.F33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mma</text:p>
          </table:table-cell>
          <table:table-cell office:value-type="string" calcext:value-type="string">
            <text:p>1.29</text:p>
          </table:table-cell>
          <table:table-cell table:formula="of:=IF([.A34]=[.C34];(IF([.B34]=[.D34];&quot;&quot;;&quot;ACT.VER&quot;));&quot;NO&quot;)">
            <text:p/>
          </table:table-cell>
          <table:table-cell table:formula="of:=IF([.A34]=[.E34];(IF([.B34]=[.F34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tended-read-permission</text:p>
          </table:table-cell>
          <table:table-cell office:value-type="string" calcext:value-type="string">
            <text:p>2.0</text:p>
          </table:table-cell>
          <table:table-cell table:formula="of:=IF([.A35]=[.C35];(IF([.B35]=[.D35];&quot;&quot;;&quot;ACT.VER&quot;));&quot;NO&quot;)">
            <text:p/>
          </table:table-cell>
          <table:table-cell table:formula="of:=IF([.A35]=[.E35];(IF([.B35]=[.F35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external-monitor-job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xternal-monitor-job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xternal-monitor-job</text:p>
          </table:table-cell>
          <table:table-cell office:value-type="string" calcext:value-type="string">
            <text:p>1.7</text:p>
          </table:table-cell>
          <table:table-cell table:formula="of:=IF([.A36]=[.C36];(IF([.B36]=[.D36];&quot;&quot;;&quot;ACT.VER&quot;));&quot;NO&quot;)">
            <text:p/>
          </table:table-cell>
          <table:table-cell table:formula="of:=IF([.A36]=[.E36];(IF([.B36]=[.F36];&quot;&quot;;&quot;ACT.VER&quot;));&quot;NO&quot;)">
            <text:p/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3.10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3.6.4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3.7.0</text:p>
          </table:table-cell>
          <table:table-cell table:formula="of:=IF([.A37]=[.C37];(IF([.B37]=[.D37];&quot;&quot;;&quot;ACT.VER&quot;));&quot;NO&quot;)" office:value-type="string" office:string-value="ACT.VER" calcext:value-type="string">
            <text:p>ACT.VER</text:p>
          </table:table-cell>
          <table:table-cell table:formula="of:=IF([.A37]=[.E37];(IF([.B37]=[.F37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git-client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git-client</text:p>
          </table:table-cell>
          <table:table-cell office:value-type="string" calcext:value-type="string">
            <text:p>2.6.0</text:p>
          </table:table-cell>
          <table:table-cell office:value-type="string" calcext:value-type="string">
            <text:p>git-client</text:p>
          </table:table-cell>
          <table:table-cell office:value-type="string" calcext:value-type="string">
            <text:p>2.7.0</text:p>
          </table:table-cell>
          <table:table-cell table:formula="of:=IF([.A38]=[.C38];(IF([.B38]=[.D38];&quot;&quot;;&quot;ACT.VER&quot;));&quot;NO&quot;)" office:value-type="string" office:string-value="ACT.VER" calcext:value-type="string">
            <text:p>ACT.VER</text:p>
          </table:table-cell>
          <table:table-cell table:formula="of:=IF([.A38]=[.E38];(IF([.B38]=[.F38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t-parameter-sas</text:p>
          </table:table-cell>
          <table:table-cell office:value-type="string" calcext:value-type="string">
            <text:p>1.0.0.2</text:p>
          </table:table-cell>
          <table:table-cell table:formula="of:=IF([.A39]=[.C39];(IF([.B39]=[.D39];&quot;&quot;;&quot;ACT.VER&quot;));&quot;NO&quot;)">
            <text:p/>
          </table:table-cell>
          <table:table-cell table:formula="of:=IF([.A39]=[.E39];(IF([.B39]=[.F39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git-serv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git-serv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git-server</text:p>
          </table:table-cell>
          <table:table-cell office:value-type="string" calcext:value-type="string">
            <text:p>1.7</text:p>
          </table:table-cell>
          <table:table-cell table:formula="of:=IF([.A40]=[.C40];(IF([.B40]=[.D40];&quot;&quot;;&quot;ACT.VER&quot;));&quot;NO&quot;)">
            <text:p/>
          </table:table-cell>
          <table:table-cell table:formula="of:=IF([.A40]=[.E40];(IF([.B40]=[.F40];&quot;&quot;;&quot;ACT.VER&quot;));&quot;NO&quot;)">
            <text:p/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1.29.4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1.28.1</text:p>
          </table:table-cell>
          <table:table-cell table:number-columns-repeated="2"/>
          <table:table-cell table:formula="of:=IF([.A41]=[.C41];(IF([.B41]=[.D41];&quot;&quot;;&quot;ACT.VER&quot;));&quot;NO&quot;)" office:value-type="string" office:string-value="ACT.VER" calcext:value-type="string">
            <text:p>ACT.VER</text:p>
          </table:table-cell>
          <table:table-cell table:formula="of:=IF([.A41]=[.E41];(IF([.B41]=[.F41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github-api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github-api</text:p>
          </table:table-cell>
          <table:table-cell office:value-type="string" calcext:value-type="string">
            <text:p>1.90</text:p>
          </table:table-cell>
          <table:table-cell table:number-columns-repeated="2"/>
          <table:table-cell table:formula="of:=IF([.A42]=[.C42];(IF([.B42]=[.D42];&quot;&quot;;&quot;ACT.VER&quot;));&quot;NO&quot;)" office:value-type="string" office:string-value="ACT.VER" calcext:value-type="string">
            <text:p>ACT.VER</text:p>
          </table:table-cell>
          <table:table-cell table:formula="of:=IF([.A42]=[.E42];(IF([.B42]=[.F42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github-branch-source</text:p>
          </table:table-cell>
          <table:table-cell office:value-type="string" calcext:value-type="string">
            <text:p>2.5.3</text:p>
          </table:table-cell>
          <table:table-cell office:value-type="string" calcext:value-type="string">
            <text:p>github-branch-source</text:p>
          </table:table-cell>
          <table:table-cell office:value-type="string" calcext:value-type="string">
            <text:p>2.3.1</text:p>
          </table:table-cell>
          <table:table-cell table:number-columns-repeated="2"/>
          <table:table-cell table:formula="of:=IF([.A43]=[.C43];(IF([.B43]=[.D43];&quot;&quot;;&quot;ACT.VER&quot;));&quot;NO&quot;)" office:value-type="string" office:string-value="ACT.VER" calcext:value-type="string">
            <text:p>ACT.VER</text:p>
          </table:table-cell>
          <table:table-cell table:formula="of:=IF([.A43]=[.E43];(IF([.B43]=[.F43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gitlab-hook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gitlab-hook</text:p>
          </table:table-cell>
          <table:table-cell office:value-type="string" calcext:value-type="string">
            <text:p>1.4.2</text:p>
          </table:table-cell>
          <table:table-cell table:number-columns-repeated="2"/>
          <table:table-cell table:formula="of:=IF([.A44]=[.C44];(IF([.B44]=[.D44];&quot;&quot;;&quot;ACT.VER&quot;));&quot;NO&quot;)">
            <text:p/>
          </table:table-cell>
          <table:table-cell table:formula="of:=IF([.A44]=[.E44];(IF([.B44]=[.F44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tlab-plugin</text:p>
          </table:table-cell>
          <table:table-cell office:value-type="string" calcext:value-type="string">
            <text:p>1.5.4</text:p>
          </table:table-cell>
          <table:table-cell table:formula="of:=IF([.A45]=[.C45];(IF([.B45]=[.D46];&quot;&quot;;&quot;ACT.VER&quot;));&quot;NO&quot;)" office:value-type="string" office:string-value="ACT.VER" calcext:value-type="string">
            <text:p>ACT.VER</text:p>
          </table:table-cell>
          <table:table-cell table:formula="of:=IF([.A45]=[.E45];(IF([.B45]=[.F45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gradle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gradle</text:p>
          </table:table-cell>
          <table:table-cell office:value-type="string" calcext:value-type="string">
            <text:p>1.27.1</text:p>
          </table:table-cell>
          <table:table-cell table:formula="of:=IF([.A46]=[.C46];(IF([.B46]=[.D47];&quot;&quot;;&quot;ACT.VER&quot;));&quot;NO&quot;)" office:value-type="string" office:string-value="ACT.VER" calcext:value-type="string">
            <text:p>ACT.VER</text:p>
          </table:table-cell>
          <table:table-cell table:formula="of:=IF([.A46]=[.E46];(IF([.B46]=[.F46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handlebar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handlebar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handlebars</text:p>
          </table:table-cell>
          <table:table-cell office:value-type="string" calcext:value-type="string">
            <text:p>1.1.1</text:p>
          </table:table-cell>
          <table:table-cell table:formula="of:=IF([.A47]=[.C47];(IF([.B47]=[.D49];&quot;&quot;;&quot;ACT.VER&quot;));&quot;NO&quot;)" office:value-type="string" office:string-value="ACT.VER" calcext:value-type="string">
            <text:p>ACT.VER</text:p>
          </table:table-cell>
          <table:table-cell table:formula="of:=IF([.A47]=[.E47];(IF([.B47]=[.F47];&quot;&quot;;&quot;ACT.VER&quot;));&quot;NO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hidden-parameter</text:p>
          </table:table-cell>
          <table:table-cell office:value-type="string" calcext:value-type="string">
            <text:p>0.0.4</text:p>
          </table:table-cell>
          <table:table-cell table:formula="of:=IF([.A48]=[.C48];(IF([.B48]=[#REF!];&quot;&quot;;&quot;ACT.VER&quot;));&quot;NO&quot;)" office:value-type="string" office:string-value="" calcext:value-type="error">
            <text:p>#¡REF!</text:p>
          </table:table-cell>
          <table:table-cell table:formula="of:=IF([.A48]=[.E48];(IF([.B48]=[.F48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icon-shim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con-shim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con-shim</text:p>
          </table:table-cell>
          <table:table-cell office:value-type="string" calcext:value-type="string">
            <text:p>2.0.3</text:p>
          </table:table-cell>
          <table:table-cell table:formula="of:=IF([.A49]=[.C49];(IF([.B49]=[.D50];&quot;&quot;;&quot;ACT.VER&quot;));&quot;NO&quot;)" office:value-type="string" office:string-value="ACT.VER" calcext:value-type="string">
            <text:p>ACT.VER</text:p>
          </table:table-cell>
          <table:table-cell table:formula="of:=IF([.A49]=[.E49];(IF([.B49]=[.F49];&quot;&quot;;&quot;ACT.VER&quot;));&quot;NO&quot;)">
            <text:p/>
          </table:table-cell>
        </table:table-row>
        <table:table-row table:style-name="ro1">
          <table:table-cell office:value-type="string" calcext:value-type="string">
            <text:p>jackson2-api</text:p>
          </table:table-cell>
          <table:table-cell office:value-type="string" calcext:value-type="string">
            <text:p>2.9.9</text:p>
          </table:table-cell>
          <table:table-cell office:value-type="string" calcext:value-type="string">
            <text:p>jackson2-api</text:p>
          </table:table-cell>
          <table:table-cell office:value-type="string" calcext:value-type="string">
            <text:p>2.8.7.0</text:p>
          </table:table-cell>
          <table:table-cell table:number-columns-repeated="2"/>
          <table:table-cell table:formula="of:=IF([.A50]=[.C50];(IF([.B50]=[.D51];&quot;&quot;;&quot;ACT.VER&quot;));&quot;NO&quot;)" office:value-type="string" office:string-value="ACT.VER" calcext:value-type="string">
            <text:p>ACT.VER</text:p>
          </table:table-cell>
          <table:table-cell table:formula="of:=IF([.A50]=[.E51];(IF([.B50]=[.F51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1.27.1</text:p>
          </table:table-cell>
          <table:table-cell table:formula="of:=IF([.A51]=[.C51];(IF([.B51]=[.D52];&quot;&quot;;&quot;ACT.VER&quot;));&quot;NO&quot;)" office:value-type="string" office:string-value="ACT.VER" calcext:value-type="string">
            <text:p>ACT.VER</text:p>
          </table:table-cell>
          <table:table-cell table:formula="of:=IF([.A51]=[.E52];(IF([.B51]=[.F52];&quot;&quot;;&quot;ACT.VER&quot;));&quot;NO&quot;)" office:value-type="string" office:string-value="ACT.VER" calcext:value-type="string">
            <text:p>ACT.VER</text:p>
          </table:table-cell>
        </table:table-row>
        <table:table-row table:style-name="ro1">
          <table:table-cell office:value-type="string" calcext:value-type="string">
            <text:p>jdk-tool</text:p>
          </table:table-cell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javadoc</text:p>
          </table:table-cell>
          <table:table-cell office:value-type="string" calcext:value-type="string">
            <text:p>1.4</text:p>
          </table:table-cell>
          <table:table-cell table:formula="of:=IF([.A52]=[.C52];(IF([.B52]=[.D53];&quot;&quot;;&quot;ACT.VER&quot;));&quot;NO&quot;)" office:value-type="string" office:string-value="NO" calcext:value-type="string">
            <text:p>NO</text:p>
          </table:table-cell>
          <table:table-cell table:formula="of:=IF([.A52]=[.E53];(IF([.B52]=[.F53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job-dsl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job-dsl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1.11.2-0</text:p>
          </table:table-cell>
          <table:table-cell table:formula="of:=IF([.A53]=[.C53];(IF([.B53]=[.D54];&quot;&quot;;&quot;ACT.VER&quot;));&quot;NO&quot;)" office:value-type="string" office:string-value="ACT.VER" calcext:value-type="string">
            <text:p>ACT.VER</text:p>
          </table:table-cell>
          <table:table-cell table:formula="of:=IF([.A53]=[.E54];(IF([.B53]=[.F54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jobConfigHistory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jobConfigHistory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jquery-detached</text:p>
          </table:table-cell>
          <table:table-cell office:value-type="string" calcext:value-type="string">
            <text:p>1.2.1</text:p>
          </table:table-cell>
          <table:table-cell table:formula="of:=IF([.A54]=[.C54];(IF([.B54]=[.D55];&quot;&quot;;&quot;ACT.VER&quot;));&quot;NO&quot;)" office:value-type="string" office:string-value="ACT.VER" calcext:value-type="string">
            <text:p>ACT.VER</text:p>
          </table:table-cell>
          <table:table-cell table:formula="of:=IF([.A54]=[.E55];(IF([.B54]=[.F55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12.4-0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1.12.4-0</text:p>
          </table:table-cell>
          <table:table-cell office:value-type="string" calcext:value-type="string">
            <text:p>jsch</text:p>
          </table:table-cell>
          <table:table-cell office:value-type="string" calcext:value-type="string">
            <text:p>0.1.54.1</text:p>
          </table:table-cell>
          <table:table-cell table:formula="of:=IF([.A55]=[.C55];(IF([.B55]=[.D56];&quot;&quot;;&quot;ACT.VER&quot;));&quot;NO&quot;)" office:value-type="string" office:string-value="ACT.VER" calcext:value-type="string">
            <text:p>ACT.VER</text:p>
          </table:table-cell>
          <table:table-cell table:formula="of:=IF([.A55]=[.E56];(IF([.B55]=[.F56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jquery-detached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jquery-detached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junit</text:p>
          </table:table-cell>
          <table:table-cell office:value-type="string" calcext:value-type="string">
            <text:p>1.20</text:p>
          </table:table-cell>
          <table:table-cell table:formula="of:=IF([.A56]=[.C56];(IF([.B56]=[.D57];&quot;&quot;;&quot;ACT.VER&quot;));&quot;NO&quot;)" office:value-type="string" office:string-value="ACT.VER" calcext:value-type="string">
            <text:p>ACT.VER</text:p>
          </table:table-cell>
          <table:table-cell table:formula="of:=IF([.A56]=[.E57];(IF([.B56]=[.F57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jsch</text:p>
          </table:table-cell>
          <table:table-cell office:value-type="string" calcext:value-type="string">
            <text:p>0.1.55</text:p>
          </table:table-cell>
          <table:table-cell office:value-type="string" calcext:value-type="string">
            <text:p>jsch</text:p>
          </table:table-cell>
          <table:table-cell office:value-type="string" calcext:value-type="string">
            <text:p>0.1.54.1</text:p>
          </table:table-cell>
          <table:table-cell office:value-type="string" calcext:value-type="string">
            <text:p>junit-attachments</text:p>
          </table:table-cell>
          <table:table-cell office:value-type="string" calcext:value-type="string">
            <text:p>1.4.2</text:p>
          </table:table-cell>
          <table:table-cell table:formula="of:=IF([.A57]=[.C57];(IF([.B57]=[.D58];&quot;&quot;;&quot;ACT.VER&quot;));&quot;NO&quot;)" office:value-type="string" office:string-value="ACT.VER" calcext:value-type="string">
            <text:p>ACT.VER</text:p>
          </table:table-cell>
          <table:table-cell table:formula="of:=IF([.A57]=[.E58];(IF([.B57]=[.F58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junit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ldap</text:p>
          </table:table-cell>
          <table:table-cell office:value-type="string" calcext:value-type="string">
            <text:p>1.15</text:p>
          </table:table-cell>
          <table:table-cell table:formula="of:=IF([.A58]=[.C58];(IF([.B58]=[.D59];&quot;&quot;;&quot;ACT.VER&quot;));&quot;NO&quot;)" office:value-type="string" office:string-value="ACT.VER" calcext:value-type="string">
            <text:p>ACT.VER</text:p>
          </table:table-cell>
          <table:table-cell table:formula="of:=IF([.A58]=[.E59];(IF([.B58]=[.F59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ldap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ldap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mailer</text:p>
          </table:table-cell>
          <table:table-cell office:value-type="string" calcext:value-type="string">
            <text:p>1.20</text:p>
          </table:table-cell>
          <table:table-cell table:formula="of:=IF([.A59]=[.C59];(IF([.B59]=[.D60];&quot;&quot;;&quot;ACT.VER&quot;));&quot;NO&quot;)" office:value-type="string" office:string-value="ACT.VER" calcext:value-type="string">
            <text:p>ACT.VER</text:p>
          </table:table-cell>
          <table:table-cell table:formula="of:=IF([.A59]=[.E60];(IF([.B59]=[.F60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lockable-resources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mapdb-api</text:p>
          </table:table-cell>
          <table:table-cell office:value-type="string" calcext:value-type="string">
            <text:p>1.0.9.0</text:p>
          </table:table-cell>
          <table:table-cell table:formula="of:=IF([.A60]=[.C60];(IF([.B60]=[.D61];&quot;&quot;;&quot;ACT.VER&quot;));&quot;NO&quot;)" office:value-type="string" office:string-value="NO" calcext:value-type="string">
            <text:p>NO</text:p>
          </table:table-cell>
          <table:table-cell table:formula="of:=IF([.A60]=[.E61];(IF([.B60]=[.F61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ailer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mailer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matrix-auth</text:p>
          </table:table-cell>
          <table:table-cell office:value-type="string" calcext:value-type="string">
            <text:p>1.6</text:p>
          </table:table-cell>
          <table:table-cell table:formula="of:=IF([.A61]=[.C61];(IF([.B61]=[.D62];&quot;&quot;;&quot;ACT.VER&quot;));&quot;NO&quot;)" office:value-type="string" office:string-value="ACT.VER" calcext:value-type="string">
            <text:p>ACT.VER</text:p>
          </table:table-cell>
          <table:table-cell table:formula="of:=IF([.A61]=[.E62];(IF([.B61]=[.F62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apdb-api</text:p>
          </table:table-cell>
          <table:table-cell office:value-type="string" calcext:value-type="string">
            <text:p>1.0.9.0</text:p>
          </table:table-cell>
          <table:table-cell office:value-type="string" calcext:value-type="string">
            <text:p>mapdb-api</text:p>
          </table:table-cell>
          <table:table-cell office:value-type="string" calcext:value-type="string">
            <text:p>1.0.9.0</text:p>
          </table:table-cell>
          <table:table-cell office:value-type="string" calcext:value-type="string">
            <text:p>matrix-project</text:p>
          </table:table-cell>
          <table:table-cell office:value-type="string" calcext:value-type="string">
            <text:p>1.11</text:p>
          </table:table-cell>
          <table:table-cell table:formula="of:=IF([.A62]=[.C62];(IF([.B62]=[.D63];&quot;&quot;;&quot;ACT.VER&quot;));&quot;NO&quot;)" office:value-type="string" office:string-value="ACT.VER" calcext:value-type="string">
            <text:p>ACT.VER</text:p>
          </table:table-cell>
          <table:table-cell table:formula="of:=IF([.A62]=[.E63];(IF([.B62]=[.F63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atrix-auth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matrix-auth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maven-plugin</text:p>
          </table:table-cell>
          <table:table-cell office:value-type="string" calcext:value-type="string">
            <text:p>3.1.2</text:p>
          </table:table-cell>
          <table:table-cell table:formula="of:=IF([.A63]=[.C63];(IF([.B63]=[.D64];&quot;&quot;;&quot;ACT.VER&quot;));&quot;NO&quot;)" office:value-type="string" office:string-value="ACT.VER" calcext:value-type="string">
            <text:p>ACT.VER</text:p>
          </table:table-cell>
          <table:table-cell table:formula="of:=IF([.A63]=[.E64];(IF([.B63]=[.F64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atrix-project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matrix-project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momentjs</text:p>
          </table:table-cell>
          <table:table-cell office:value-type="string" calcext:value-type="string">
            <text:p>1.1.1</text:p>
          </table:table-cell>
          <table:table-cell table:formula="of:=IF([.A64]=[.C64];(IF([.B64]=[.D65];&quot;&quot;;&quot;ACT.VER&quot;));&quot;NO&quot;)" office:value-type="string" office:string-value="ACT.VER" calcext:value-type="string">
            <text:p>ACT.VER</text:p>
          </table:table-cell>
          <table:table-cell table:formula="of:=IF([.A64]=[.E65];(IF([.B64]=[.F65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aven-plugin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maven-plugi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am-auth</text:p>
          </table:table-cell>
          <table:table-cell office:value-type="string" calcext:value-type="string">
            <text:p>1.3</text:p>
          </table:table-cell>
          <table:table-cell table:formula="of:=IF([.A66]=[.C66];(IF([.B66]=[.D67];&quot;&quot;;&quot;ACT.VER&quot;));&quot;NO&quot;)" office:value-type="string" office:string-value="ACT.VER" calcext:value-type="string">
            <text:p>ACT.VER</text:p>
          </table:table-cell>
          <table:table-cell table:formula="of:=IF([.A66]=[.E66];(IF([.B66]=[.F66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omentj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omentj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pipeline-build-step</text:p>
          </table:table-cell>
          <table:table-cell office:value-type="string" calcext:value-type="string">
            <text:p>2.5.1</text:p>
          </table:table-cell>
          <table:table-cell table:formula="of:=IF([.A67]=[.C67];(IF([.B67]=[.D68];&quot;&quot;;&quot;ACT.VER&quot;));&quot;NO&quot;)" office:value-type="string" office:string-value="ACT.VER" calcext:value-type="string">
            <text:p>ACT.VER</text:p>
          </table:table-cell>
          <table:table-cell table:formula="of:=IF([.A67]=[.E67];(IF([.B67]=[.F67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am-auth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am-auth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pipeline-github-lib</text:p>
          </table:table-cell>
          <table:table-cell office:value-type="string" calcext:value-type="string">
            <text:p>1.0</text:p>
          </table:table-cell>
          <table:table-cell table:formula="of:=IF([.A68]=[.C68];(IF([.B68]=[.D69];&quot;&quot;;&quot;ACT.VER&quot;));&quot;NO&quot;)" office:value-type="string" office:string-value="ACT.VER" calcext:value-type="string">
            <text:p>ACT.VER</text:p>
          </table:table-cell>
          <table:table-cell table:formula="of:=IF([.A68]=[.E68];(IF([.B68]=[.F68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arameterized-trigger</text:p>
          </table:table-cell>
          <table:table-cell office:value-type="string" calcext:value-type="string">
            <text:p>2.35.2</text:p>
          </table:table-cell>
          <table:table-cell office:value-type="string" calcext:value-type="string">
            <text:p>parameterized-trigger</text:p>
          </table:table-cell>
          <table:table-cell office:value-type="string" calcext:value-type="string">
            <text:p>2.35.2</text:p>
          </table:table-cell>
          <table:table-cell office:value-type="string" calcext:value-type="string">
            <text:p>pipeline-graph-analysis</text:p>
          </table:table-cell>
          <table:table-cell office:value-type="string" calcext:value-type="string">
            <text:p>1.5</text:p>
          </table:table-cell>
          <table:table-cell table:formula="of:=IF([.A69]=[.C69];(IF([.B69]=[.D70];&quot;&quot;;&quot;ACT.VER&quot;));&quot;NO&quot;)" office:value-type="string" office:string-value="ACT.VER" calcext:value-type="string">
            <text:p>ACT.VER</text:p>
          </table:table-cell>
          <table:table-cell table:formula="of:=IF([.A69]=[.E69];(IF([.B69]=[.F69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ipeline-build-step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pipeline-build-step</text:p>
          </table:table-cell>
          <table:table-cell office:value-type="string" calcext:value-type="string">
            <text:p>2.5.1</text:p>
          </table:table-cell>
          <table:table-cell office:value-type="string" calcext:value-type="string">
            <text:p>pipeline-input-step</text:p>
          </table:table-cell>
          <table:table-cell office:value-type="string" calcext:value-type="string">
            <text:p>2.8</text:p>
          </table:table-cell>
          <table:table-cell table:formula="of:=IF([.A70]=[.C70];(IF([.B70]=[.D71];&quot;&quot;;&quot;ACT.VER&quot;));&quot;NO&quot;)" office:value-type="string" office:string-value="ACT.VER" calcext:value-type="string">
            <text:p>ACT.VER</text:p>
          </table:table-cell>
          <table:table-cell table:formula="of:=IF([.A70]=[.E70];(IF([.B70]=[.F70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ipeline-github-li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ipeline-github-li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ipeline-maven</text:p>
          </table:table-cell>
          <table:table-cell office:value-type="string" calcext:value-type="string">
            <text:p>2.5.2</text:p>
          </table:table-cell>
          <table:table-cell table:formula="of:=IF([.A71]=[.C71];(IF([.B71]=[.D72];&quot;&quot;;&quot;ACT.VER&quot;));&quot;NO&quot;)" office:value-type="string" office:string-value="ACT.VER" calcext:value-type="string">
            <text:p>ACT.VER</text:p>
          </table:table-cell>
          <table:table-cell table:formula="of:=IF([.A71]=[.E71];(IF([.B71]=[.F71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ipeline-graph-analysis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pipeline-graph-analysi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pipeline-milestone-step</text:p>
          </table:table-cell>
          <table:table-cell office:value-type="string" calcext:value-type="string">
            <text:p>1.3.1</text:p>
          </table:table-cell>
          <table:table-cell table:formula="of:=IF([.A72]=[.C72];(IF([.B72]=[.D73];&quot;&quot;;&quot;ACT.VER&quot;));&quot;NO&quot;)" office:value-type="string" office:string-value="ACT.VER" calcext:value-type="string">
            <text:p>ACT.VER</text:p>
          </table:table-cell>
          <table:table-cell table:formula="of:=IF([.A72]=[.E72];(IF([.B72]=[.F72];&quot;&quot;;&quot;ACT.VER&quot;))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pipeline-input-step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pipeline-input-step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pipeline-model-api</text:p>
          </table:table-cell>
          <table:table-cell office:value-type="string" calcext:value-type="string">
            <text:p>1.1.9</text:p>
          </table:table-cell>
          <table:table-cell table:formula="of:=IF([.A84]=[.C84];(IF([.B84]=[.D84];&quot;&quot;;&quot;ACT.VER&quot;));&quot;NO&quot;)">
            <text:p/>
          </table:table-cell>
          <table:table-cell/>
        </table:table-row>
        <table:table-row table:style-name="ro1">
          <table:table-cell office:value-type="string" calcext:value-type="string">
            <text:p>pipeline-milestone-step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pipeline-milestone-step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1.1.1</text:p>
          </table:table-cell>
          <table:table-cell table:formula="of:=IF([.A85]=[.C85];(IF([.B85]=[.D85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ipeline-model-api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api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pipeline-model-definition</text:p>
          </table:table-cell>
          <table:table-cell office:value-type="string" calcext:value-type="string">
            <text:p>1.1.9</text:p>
          </table:table-cell>
          <table:table-cell table:formula="of:=IF([.A86]=[.C86];(IF([.B86]=[.D86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pipeline-model-declarative-agent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pipeline-model-extensions</text:p>
          </table:table-cell>
          <table:table-cell office:value-type="string" calcext:value-type="string">
            <text:p>1.1.9</text:p>
          </table:table-cell>
          <table:table-cell table:formula="of:=IF([.A87]=[.C87];(IF([.B87]=[.D87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ipeline-model-definition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definition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pipeline-rest-api</text:p>
          </table:table-cell>
          <table:table-cell office:value-type="string" calcext:value-type="string">
            <text:p>2.8</text:p>
          </table:table-cell>
          <table:table-cell table:formula="of:=IF([.A88]=[.C88];(IF([.B88]=[.D88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ipeline-model-extensions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model-extensions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pipeline-stage-step</text:p>
          </table:table-cell>
          <table:table-cell office:value-type="string" calcext:value-type="string">
            <text:p>2.2</text:p>
          </table:table-cell>
          <table:table-cell table:formula="of:=IF([.A89]=[.C89];(IF([.B89]=[.D89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ipeline-rest-api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pipeline-rest-api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pipeline-stage-tags-metadata</text:p>
          </table:table-cell>
          <table:table-cell office:value-type="string" calcext:value-type="string">
            <text:p>1.1.9</text:p>
          </table:table-cell>
          <table:table-cell table:formula="of:=IF([.A90]=[.C90];(IF([.B90]=[.D90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ipeline-stage-step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ipeline-stage-step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ipeline-stage-view</text:p>
          </table:table-cell>
          <table:table-cell office:value-type="string" calcext:value-type="string">
            <text:p>2.8</text:p>
          </table:table-cell>
          <table:table-cell table:formula="of:=IF([.A91]=[.C91];(IF([.B91]=[.D91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ipeline-stage-tags-metadata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pipeline-stage-tags-metadata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pipeline-utility-steps</text:p>
          </table:table-cell>
          <table:table-cell office:value-type="string" calcext:value-type="string">
            <text:p>1.5.1</text:p>
          </table:table-cell>
          <table:table-cell table:formula="of:=IF([.A92]=[.C92];(IF([.B92]=[.D92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ipeline-stage-view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pipeline-stage-view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plain-credentials</text:p>
          </table:table-cell>
          <table:table-cell office:value-type="string" calcext:value-type="string">
            <text:p>1.4</text:p>
          </table:table-cell>
          <table:table-cell table:formula="of:=IF([.A93]=[.C93];(IF([.B93]=[.D93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plain-credential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plain-credential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resource-disposer</text:p>
          </table:table-cell>
          <table:table-cell office:value-type="string" calcext:value-type="string">
            <text:p>0.8</text:p>
          </table:table-cell>
          <table:table-cell table:formula="of:=IF([.A94]=[.C94];(IF([.B94]=[.D94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resource-disposer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resource-disposer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cm-api</text:p>
          </table:table-cell>
          <table:table-cell office:value-type="string" calcext:value-type="string">
            <text:p>2.2.0</text:p>
          </table:table-cell>
          <table:table-cell table:formula="of:=IF([.A95]=[.C95];(IF([.B95]=[.D95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ruby-runtime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ruby-runtime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script-realm</text:p>
          </table:table-cell>
          <table:table-cell office:value-type="string" calcext:value-type="string">
            <text:p>1.5</text:p>
          </table:table-cell>
          <table:table-cell table:formula="of:=IF([.A96]=[.C96];(IF([.B96]=[.D96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run-conditio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run-conditi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cript-security</text:p>
          </table:table-cell>
          <table:table-cell office:value-type="string" calcext:value-type="string">
            <text:p>1.31</text:p>
          </table:table-cell>
          <table:table-cell table:formula="of:=IF([.A97]=[.C97];(IF([.B97]=[.D97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scm-api</text:p>
          </table:table-cell>
          <table:table-cell office:value-type="string" calcext:value-type="string">
            <text:p>2.4.1</text:p>
          </table:table-cell>
          <table:table-cell office:value-type="string" calcext:value-type="string">
            <text:p>scm-api</text:p>
          </table:table-cell>
          <table:table-cell office:value-type="string" calcext:value-type="string">
            <text:p>2.2.5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2.6.1</text:p>
          </table:table-cell>
          <table:table-cell table:formula="of:=IF([.A98]=[.C98];(IF([.B98]=[.D98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script-security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script-security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ssh-credentials</text:p>
          </table:table-cell>
          <table:table-cell office:value-type="string" calcext:value-type="string">
            <text:p>1.13</text:p>
          </table:table-cell>
          <table:table-cell table:formula="of:=IF([.A99]=[.C99];(IF([.B99]=[.D99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structs</text:p>
          </table:table-cell>
          <table:table-cell office:value-type="string" calcext:value-type="string">
            <text:p>1.10</text:p>
          </table:table-cell>
          <table:table-cell table:formula="of:=IF([.A100]=[.C100];(IF([.B100]=[.D100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ssh-credentials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ssh-credentials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2.10.5</text:p>
          </table:table-cell>
          <table:table-cell table:formula="of:=IF([.A101]=[.C101];(IF([.B101]=[.D101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ssh-slaves</text:p>
          </table:table-cell>
          <table:table-cell office:value-type="string" calcext:value-type="string">
            <text:p>1.30.0</text:p>
          </table:table-cell>
          <table:table-cell office:value-type="string" calcext:value-type="string">
            <text:p>ssh-slaves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token-macro</text:p>
          </table:table-cell>
          <table:table-cell office:value-type="string" calcext:value-type="string">
            <text:p>2.1</text:p>
          </table:table-cell>
          <table:table-cell table:formula="of:=IF([.A102]=[.C102];(IF([.B102]=[.D102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structs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structs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.15</text:p>
          </table:table-cell>
          <table:table-cell table:formula="of:=IF([.A103]=[.C103];(IF([.B103]=[.D103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subversion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windows-slaves</text:p>
          </table:table-cell>
          <table:table-cell office:value-type="string" calcext:value-type="string">
            <text:p>1.3.1</text:p>
          </table:table-cell>
          <table:table-cell table:formula="of:=IF([.A104]=[.C104];(IF([.B104]=[.D104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timestamper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timestamper</text:p>
          </table:table-cell>
          <table:table-cell office:value-type="string" calcext:value-type="string">
            <text:p>1.8.8</text:p>
          </table:table-cell>
          <table:table-cell office:value-type="string" calcext:value-type="string">
            <text:p>workflow-api</text:p>
          </table:table-cell>
          <table:table-cell office:value-type="string" calcext:value-type="string">
            <text:p>2.20</text:p>
          </table:table-cell>
          <table:table-cell table:formula="of:=IF([.A105]=[.C105];(IF([.B105]=[.D105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token-macro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token-macro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workflow-basic-steps</text:p>
          </table:table-cell>
          <table:table-cell office:value-type="string" calcext:value-type="string">
            <text:p>2.6</text:p>
          </table:table-cell>
          <table:table-cell table:formula="of:=IF([.A106]=[.C106];(IF([.B106]=[.D106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windows-slave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windows-slaves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workflow-cps</text:p>
          </table:table-cell>
          <table:table-cell office:value-type="string" calcext:value-type="string">
            <text:p>2.39</text:p>
          </table:table-cell>
          <table:table-cell table:formula="of:=IF([.A107]=[.C107];(IF([.B107]=[.D107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workflow-aggregator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workflow-aggregator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workflow-cps-global-lib</text:p>
          </table:table-cell>
          <table:table-cell office:value-type="string" calcext:value-type="string">
            <text:p>2.8</text:p>
          </table:table-cell>
          <table:table-cell table:formula="of:=IF([.A108]=[.C108];(IF([.B108]=[.D108];&quot;&quot;;&quot;ACT.VER&quot;));&quot;NO&quot;)" office:value-type="string" office:string-value="ACT.VER" calcext:value-type="string">
            <text:p>ACT.VER</text:p>
          </table:table-cell>
          <table:table-cell/>
        </table:table-row>
        <table:table-row table:style-name="ro1">
          <table:table-cell office:value-type="string" calcext:value-type="string">
            <text:p>workflow-api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workflow-api</text:p>
          </table:table-cell>
          <table:table-cell office:value-type="string" calcext:value-type="string">
            <text:p>2.23.1</text:p>
          </table:table-cell>
          <table:table-cell office:value-type="string" calcext:value-type="string">
            <text:p>workflow-durable-task-step</text:p>
          </table:table-cell>
          <table:table-cell office:value-type="string" calcext:value-type="string">
            <text:p>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flow-basic-steps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workflow-basic-steps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workflow-job</text:p>
          </table:table-cell>
          <table:table-cell office:value-type="string" calcext:value-type="string">
            <text:p>2.1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flow-cps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workflow-cps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workflow-multibranch</text:p>
          </table:table-cell>
          <table:table-cell office:value-type="string" calcext:value-type="string">
            <text:p>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flow-cps-global-lib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workflow-cps-global-lib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workflow-scm-step</text:p>
          </table:table-cell>
          <table:table-cell office:value-type="string" calcext:value-type="string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flow-durable-task-step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workflow-durable-task-step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workflow-step-api</text:p>
          </table:table-cell>
          <table:table-cell office:value-type="string" calcext:value-type="string">
            <text:p>2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flow-job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workflow-job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workflow-support</text:p>
          </table:table-cell>
          <table:table-cell office:value-type="string" calcext:value-type="string">
            <text:p>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flow-multibranch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workflow-multibranch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ws-cleanup</text:p>
          </table:table-cell>
          <table:table-cell office:value-type="string" calcext:value-type="string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flow-scm-step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workflow-scm-step</text:p>
          </table:table-cell>
          <table:table-cell office:value-type="string" calcext:value-type="string">
            <text:p>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flow-step-api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workflow-step-api</text:p>
          </table:table-cell>
          <table:table-cell office:value-type="string" calcext:value-type="string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flow-support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workflow-support</text:p>
          </table:table-cell>
          <table:table-cell office:value-type="string" calcext:value-type="string">
            <text:p>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-cleanup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ws-cleanup</text:p>
          </table:table-cell>
          <table:table-cell office:value-type="string" calcext:value-type="string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unit</text:p>
          </table:table-cell>
          <table:table-cell office:value-type="string" calcext:value-type="string">
            <text:p>2.3.5</text:p>
          </table:table-cell>
          <table:table-cell office:value-type="string" calcext:value-type="string">
            <text:p>xunit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:Hoja1.B10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Hoja2.A1:Hoja2.B9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Hoja3.A1:Hoja3.B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53:18.896278111</meta:creation-date>
    <dc:date>2019-06-18T09:13:04.847152820</dc:date>
    <meta:editing-duration>PT9M35S</meta:editing-duration>
    <meta:editing-cycles>1</meta:editing-cycles>
    <meta:document-statistic meta:table-count="3" meta:cell-count="716" meta:object-count="0"/>
    <meta:generator>LibreOffice/6.1.5.2$Linux_X86_64 LibreOffice_project/10$Build-2</meta:generator>
  </office:meta>
</office:document-meta>
</file>